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libc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alloc size</text:p>
          </table:table-cell>
          <table:table-cell office:value-type="string" calcext:value-type="string">
            <text:p>virt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rss overhead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688404" calcext:value-type="float">
            <text:p>8688404</text:p>
          </table:table-cell>
          <table:table-cell office:value-type="float" office:value="4513916" calcext:value-type="float">
            <text:p>4513916</text:p>
          </table:table-cell>
          <table:table-cell table:formula="of:=([.C2]-320000-1048576)" office:value-type="float" office:value="3145340" calcext:value-type="float">
            <text:p>314534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91252" calcext:value-type="float">
            <text:p>6591252</text:p>
          </table:table-cell>
          <table:table-cell office:value-type="float" office:value="2417240" calcext:value-type="float">
            <text:p>2417240</text:p>
          </table:table-cell>
          <table:table-cell table:formula="of:=([.C3]-320000-1048576)" office:value-type="float" office:value="1048664" calcext:value-type="float">
            <text:p>1048664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066964" calcext:value-type="float">
            <text:p>6066964</text:p>
          </table:table-cell>
          <table:table-cell office:value-type="float" office:value="1891904" calcext:value-type="float">
            <text:p>1891904</text:p>
          </table:table-cell>
          <table:table-cell table:formula="of:=([.C4]-320000-1048576)" office:value-type="float" office:value="523328" calcext:value-type="float">
            <text:p>523328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804820" calcext:value-type="float">
            <text:p>5804820</text:p>
          </table:table-cell>
          <table:table-cell office:value-type="float" office:value="1630236" calcext:value-type="float">
            <text:p>1630236</text:p>
          </table:table-cell>
          <table:table-cell table:formula="of:=([.C5]-320000-1048576)" office:value-type="float" office:value="261660" calcext:value-type="float">
            <text:p>261660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673748" calcext:value-type="float">
            <text:p>5673748</text:p>
          </table:table-cell>
          <table:table-cell office:value-type="float" office:value="1499608" calcext:value-type="float">
            <text:p>1499608</text:p>
          </table:table-cell>
          <table:table-cell table:formula="of:=([.C6]-320000-1048576)" office:value-type="float" office:value="131032" calcext:value-type="float">
            <text:p>131032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608212" calcext:value-type="float">
            <text:p>5608212</text:p>
          </table:table-cell>
          <table:table-cell office:value-type="float" office:value="1433896" calcext:value-type="float">
            <text:p>1433896</text:p>
          </table:table-cell>
          <table:table-cell table:formula="of:=([.C7]-320000-1048576)" office:value-type="float" office:value="65320" calcext:value-type="float">
            <text:p>65320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542676" calcext:value-type="float">
            <text:p>5542676</text:p>
          </table:table-cell>
          <table:table-cell office:value-type="float" office:value="1400792" calcext:value-type="float">
            <text:p>1400792</text:p>
          </table:table-cell>
          <table:table-cell table:formula="of:=([.C8]-320000-1048576)" office:value-type="float" office:value="32216" calcext:value-type="float">
            <text:p>32216</text:p>
          </table:table-cell>
          <table:table-cell table:number-columns-repeated="3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542676" calcext:value-type="float">
            <text:p>5542676</text:p>
          </table:table-cell>
          <table:table-cell office:value-type="float" office:value="1384928" calcext:value-type="float">
            <text:p>1384928</text:p>
          </table:table-cell>
          <table:table-cell table:formula="of:=([.C9]-320000-1048576)" office:value-type="float" office:value="16352" calcext:value-type="float">
            <text:p>16352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 calcext:value-type="string">
            <text:p>Note: overhead calculation:</text:p>
            <text:p>We allocate 1GB user payload, and base RSS before the test is with all VMs ~320M,</text:p>
            <text:p>So overhead = final rss – 320M – 1G</text:p>
          </table:table-cell>
        </table:table-row>
      </table:table>
      <table:table table:name="jemalloc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lloc size</text:p>
          </table:table-cell>
          <table:table-cell office:value-type="string" calcext:value-type="string">
            <text:p>vir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rss overhea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894984" calcext:value-type="float">
            <text:p>5894984</text:p>
          </table:table-cell>
          <table:table-cell office:value-type="float" office:value="1404984" calcext:value-type="float">
            <text:p>1404984</text:p>
          </table:table-cell>
          <table:table-cell table:formula="of:=([.C2]-320000-1048576)" office:value-type="float" office:value="36408" calcext:value-type="float">
            <text:p>364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824324" calcext:value-type="float">
            <text:p>5824324</text:p>
          </table:table-cell>
          <table:table-cell office:value-type="float" office:value="1402712" calcext:value-type="float">
            <text:p>1402712</text:p>
          </table:table-cell>
          <table:table-cell table:formula="of:=([.C3]-320000-1048576)" office:value-type="float" office:value="34136" calcext:value-type="float">
            <text:p>3413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824324" calcext:value-type="float">
            <text:p>5824324</text:p>
          </table:table-cell>
          <table:table-cell office:value-type="float" office:value="1403540" calcext:value-type="float">
            <text:p>1403540</text:p>
          </table:table-cell>
          <table:table-cell table:formula="of:=([.C4]-320000-1048576)" office:value-type="float" office:value="34964" calcext:value-type="float">
            <text:p>3496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824324" calcext:value-type="float">
            <text:p>5824324</text:p>
          </table:table-cell>
          <table:table-cell office:value-type="float" office:value="1404148" calcext:value-type="float">
            <text:p>1404148</text:p>
          </table:table-cell>
          <table:table-cell table:formula="of:=([.C5]-320000-1048576)" office:value-type="float" office:value="35572" calcext:value-type="float">
            <text:p>3557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824324" calcext:value-type="float">
            <text:p>5824324</text:p>
          </table:table-cell>
          <table:table-cell office:value-type="float" office:value="1403084" calcext:value-type="float">
            <text:p>1403084</text:p>
          </table:table-cell>
          <table:table-cell table:formula="of:=([.C6]-320000-1048576)" office:value-type="float" office:value="34508" calcext:value-type="float">
            <text:p>3450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824324" calcext:value-type="float">
            <text:p>5824324</text:p>
          </table:table-cell>
          <table:table-cell office:value-type="float" office:value="1403940" calcext:value-type="float">
            <text:p>1403940</text:p>
          </table:table-cell>
          <table:table-cell table:formula="of:=([.C7]-320000-1048576)" office:value-type="float" office:value="35364" calcext:value-type="float">
            <text:p>3536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824324" calcext:value-type="float">
            <text:p>5824324</text:p>
          </table:table-cell>
          <table:table-cell office:value-type="float" office:value="1404456" calcext:value-type="float">
            <text:p>1404456</text:p>
          </table:table-cell>
          <table:table-cell table:formula="of:=([.C8]-320000-1048576)" office:value-type="float" office:value="35880" calcext:value-type="float">
            <text:p>3588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824324" calcext:value-type="float">
            <text:p>5824324</text:p>
          </table:table-cell>
          <table:table-cell office:value-type="float" office:value="1405232" calcext:value-type="float">
            <text:p>1405232</text:p>
          </table:table-cell>
          <table:table-cell table:formula="of:=([.C9]-320000-1048576)" office:value-type="float" office:value="36656" calcext:value-type="float">
            <text:p>36656</text:p>
          </table:table-cell>
        </table:table-row>
      </table:table>
      <table:table table:name="Sheet3" table:style-name="ta1">
        <table:shapes>
          <draw:frame draw:z-index="0" draw:style-name="gr1" draw:text-style-name="P1" svg:width="6.298in" svg:height="3.5449in" svg:x="7.0563in" svg:y="3.7535in">
            <draw:object draw:notify-on-update-of-ranges="Sheet3.A2:Sheet3.A9 Sheet3.C1:Sheet3.C1 Sheet3.C2:Sheet3.C9 Sheet3.F1:Sheet3.F1 Sheet3.F2:Sheet3.F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7.0854in" svg:y="0.1433in">
            <draw:object draw:notify-on-update-of-ranges="Sheet3.A2:Sheet3.A9 Sheet3.B1:Sheet3.B1 Sheet3.B2:Sheet3.B9 Sheet3.E1:Sheet3.E1 Sheet3.E2:Sheet3.E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alloc size</text:p>
          </table:table-cell>
          <table:table-cell office:value-type="string" calcext:value-type="string">
            <text:p>glibc rss</text:p>
          </table:table-cell>
          <table:table-cell office:value-type="string" calcext:value-type="string">
            <text:p>glibc virt</text:p>
          </table:table-cell>
          <table:table-cell office:value-type="string" calcext:value-type="string">
            <text:p>glibc overhead</text:p>
          </table:table-cell>
          <table:table-cell office:value-type="string" calcext:value-type="string">
            <text:p>jemalloc rss</text:p>
          </table:table-cell>
          <table:table-cell office:value-type="string" calcext:value-type="string">
            <text:p>jemalloc virt</text:p>
          </table:table-cell>
          <table:table-cell office:value-type="string" calcext:value-type="string">
            <text:p>jemalloc overhea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glibc.C2]" office:value-type="float" office:value="4513916" calcext:value-type="float">
            <text:p>4513916</text:p>
          </table:table-cell>
          <table:table-cell table:formula="of:=[$glibc.B2]" office:value-type="float" office:value="8688404" calcext:value-type="float">
            <text:p>8688404</text:p>
          </table:table-cell>
          <table:table-cell table:formula="of:=[$glibc.D2]" office:value-type="float" office:value="3145340" calcext:value-type="float">
            <text:p>3145340</text:p>
          </table:table-cell>
          <table:table-cell table:formula="of:=[$jemalloc.C2]" office:value-type="float" office:value="1404984" calcext:value-type="float">
            <text:p>1404984</text:p>
          </table:table-cell>
          <table:table-cell table:formula="of:=[$jemalloc.B2]" office:value-type="float" office:value="5894984" calcext:value-type="float">
            <text:p>5894984</text:p>
          </table:table-cell>
          <table:table-cell table:formula="of:=[$jemalloc.D2]" office:value-type="float" office:value="36408" calcext:value-type="float">
            <text:p>364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$glibc.C3]" office:value-type="float" office:value="2417240" calcext:value-type="float">
            <text:p>2417240</text:p>
          </table:table-cell>
          <table:table-cell table:formula="of:=[$glibc.B3]" office:value-type="float" office:value="6591252" calcext:value-type="float">
            <text:p>6591252</text:p>
          </table:table-cell>
          <table:table-cell table:formula="of:=[$glibc.D3]" office:value-type="float" office:value="1048664" calcext:value-type="float">
            <text:p>1048664</text:p>
          </table:table-cell>
          <table:table-cell table:formula="of:=[$jemalloc.C3]" office:value-type="float" office:value="1402712" calcext:value-type="float">
            <text:p>1402712</text:p>
          </table:table-cell>
          <table:table-cell table:formula="of:=[$jemalloc.B3]" office:value-type="float" office:value="5824324" calcext:value-type="float">
            <text:p>5824324</text:p>
          </table:table-cell>
          <table:table-cell table:formula="of:=[$jemalloc.D3]" office:value-type="float" office:value="34136" calcext:value-type="float">
            <text:p>3413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$glibc.C4]" office:value-type="float" office:value="1891904" calcext:value-type="float">
            <text:p>1891904</text:p>
          </table:table-cell>
          <table:table-cell table:formula="of:=[$glibc.B4]" office:value-type="float" office:value="6066964" calcext:value-type="float">
            <text:p>6066964</text:p>
          </table:table-cell>
          <table:table-cell table:formula="of:=[$glibc.D4]" office:value-type="float" office:value="523328" calcext:value-type="float">
            <text:p>523328</text:p>
          </table:table-cell>
          <table:table-cell table:formula="of:=[$jemalloc.C4]" office:value-type="float" office:value="1403540" calcext:value-type="float">
            <text:p>1403540</text:p>
          </table:table-cell>
          <table:table-cell table:formula="of:=[$jemalloc.B4]" office:value-type="float" office:value="5824324" calcext:value-type="float">
            <text:p>5824324</text:p>
          </table:table-cell>
          <table:table-cell table:formula="of:=[$jemalloc.D4]" office:value-type="float" office:value="34964" calcext:value-type="float">
            <text:p>3496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$glibc.C5]" office:value-type="float" office:value="1630236" calcext:value-type="float">
            <text:p>1630236</text:p>
          </table:table-cell>
          <table:table-cell table:formula="of:=[$glibc.B5]" office:value-type="float" office:value="5804820" calcext:value-type="float">
            <text:p>5804820</text:p>
          </table:table-cell>
          <table:table-cell table:formula="of:=[$glibc.D5]" office:value-type="float" office:value="261660" calcext:value-type="float">
            <text:p>261660</text:p>
          </table:table-cell>
          <table:table-cell table:formula="of:=[$jemalloc.C5]" office:value-type="float" office:value="1404148" calcext:value-type="float">
            <text:p>1404148</text:p>
          </table:table-cell>
          <table:table-cell table:formula="of:=[$jemalloc.B5]" office:value-type="float" office:value="5824324" calcext:value-type="float">
            <text:p>5824324</text:p>
          </table:table-cell>
          <table:table-cell table:formula="of:=[$jemalloc.D5]" office:value-type="float" office:value="35572" calcext:value-type="float">
            <text:p>3557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$glibc.C6]" office:value-type="float" office:value="1499608" calcext:value-type="float">
            <text:p>1499608</text:p>
          </table:table-cell>
          <table:table-cell table:formula="of:=[$glibc.B6]" office:value-type="float" office:value="5673748" calcext:value-type="float">
            <text:p>5673748</text:p>
          </table:table-cell>
          <table:table-cell table:formula="of:=[$glibc.D6]" office:value-type="float" office:value="131032" calcext:value-type="float">
            <text:p>131032</text:p>
          </table:table-cell>
          <table:table-cell table:formula="of:=[$jemalloc.C6]" office:value-type="float" office:value="1403084" calcext:value-type="float">
            <text:p>1403084</text:p>
          </table:table-cell>
          <table:table-cell table:formula="of:=[$jemalloc.B6]" office:value-type="float" office:value="5824324" calcext:value-type="float">
            <text:p>5824324</text:p>
          </table:table-cell>
          <table:table-cell table:formula="of:=[$jemalloc.D6]" office:value-type="float" office:value="34508" calcext:value-type="float">
            <text:p>3450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$glibc.C7]" office:value-type="float" office:value="1433896" calcext:value-type="float">
            <text:p>1433896</text:p>
          </table:table-cell>
          <table:table-cell table:formula="of:=[$glibc.B7]" office:value-type="float" office:value="5608212" calcext:value-type="float">
            <text:p>5608212</text:p>
          </table:table-cell>
          <table:table-cell table:formula="of:=[$glibc.D7]" office:value-type="float" office:value="65320" calcext:value-type="float">
            <text:p>65320</text:p>
          </table:table-cell>
          <table:table-cell table:formula="of:=[$jemalloc.C7]" office:value-type="float" office:value="1403940" calcext:value-type="float">
            <text:p>1403940</text:p>
          </table:table-cell>
          <table:table-cell table:formula="of:=[$jemalloc.B7]" office:value-type="float" office:value="5824324" calcext:value-type="float">
            <text:p>5824324</text:p>
          </table:table-cell>
          <table:table-cell table:formula="of:=[$jemalloc.D7]" office:value-type="float" office:value="35364" calcext:value-type="float">
            <text:p>3536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$glibc.C8]" office:value-type="float" office:value="1400792" calcext:value-type="float">
            <text:p>1400792</text:p>
          </table:table-cell>
          <table:table-cell table:formula="of:=[$glibc.B8]" office:value-type="float" office:value="5542676" calcext:value-type="float">
            <text:p>5542676</text:p>
          </table:table-cell>
          <table:table-cell table:formula="of:=[$glibc.D8]" office:value-type="float" office:value="32216" calcext:value-type="float">
            <text:p>32216</text:p>
          </table:table-cell>
          <table:table-cell table:formula="of:=[$jemalloc.C8]" office:value-type="float" office:value="1404456" calcext:value-type="float">
            <text:p>1404456</text:p>
          </table:table-cell>
          <table:table-cell table:formula="of:=[$jemalloc.B8]" office:value-type="float" office:value="5824324" calcext:value-type="float">
            <text:p>5824324</text:p>
          </table:table-cell>
          <table:table-cell table:formula="of:=[$jemalloc.D8]" office:value-type="float" office:value="35880" calcext:value-type="float">
            <text:p>3588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[$glibc.C9]" office:value-type="float" office:value="1384928" calcext:value-type="float">
            <text:p>1384928</text:p>
          </table:table-cell>
          <table:table-cell table:formula="of:=[$glibc.B9]" office:value-type="float" office:value="5542676" calcext:value-type="float">
            <text:p>5542676</text:p>
          </table:table-cell>
          <table:table-cell table:formula="of:=[$glibc.D9]" office:value-type="float" office:value="16352" calcext:value-type="float">
            <text:p>16352</text:p>
          </table:table-cell>
          <table:table-cell table:formula="of:=[$jemalloc.C9]" office:value-type="float" office:value="1405232" calcext:value-type="float">
            <text:p>1405232</text:p>
          </table:table-cell>
          <table:table-cell table:formula="of:=[$jemalloc.B9]" office:value-type="float" office:value="5824324" calcext:value-type="float">
            <text:p>5824324</text:p>
          </table:table-cell>
          <table:table-cell table:formula="of:=[$jemalloc.D9]" office:value-type="float" office:value="36656" calcext:value-type="float">
            <text:p>366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9">00/00/0000</text:date>, <text:time style:data-style-name="N2" text:time-value="16:32:39.7729160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9T15:49:25.824740446</meta:creation-date>
    <dc:date>2022-07-19T16:33:59.897837612</dc:date>
    <meta:editing-duration>PT17M11S</meta:editing-duration>
    <meta:editing-cycles>6</meta:editing-cycles>
    <meta:generator>LibreOffice/6.4.7.2$Linux_X86_64 LibreOffice_project/40$Build-2</meta:generator>
    <meta:document-statistic meta:table-count="3" meta:cell-count="136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3.391cm" svg:y="3.954cm" style:legend-expansion="high" chart:style-name="ch2"/>
        <chart:plot-area chart:style-name="ch3" table:cell-range-address="Sheet3.A2:Sheet3.A9 Sheet3.C1:Sheet3.C9 Sheet3.F1:Sheet3.F9" chart:data-source-has-labels="both" svg:x="0.319cm" svg:y="0.18cm" svg:width="12.753cm" svg:height="8.645cm">
          <chartooo:coordinate-region svg:x="2.052cm" svg:y="0.379cm" svg:width="11.02cm" svg:height="7.799cm"/>
          <chart:axis chart:dimension="x" chart:name="primary-x" chart:style-name="ch4" chartooo:axis-type="auto">
            <chartooo:date-scale/>
            <chart:categories table:cell-range-address="Sheet3.A2:Sheet3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3.C2:Sheet3.C9" chart:label-cell-address="Sheet3.C1:Sheet3.C1" chart:class="chart:bar">
            <chart:data-point chart:repeated="8"/>
          </chart:series>
          <chart:series chart:style-name="ch8" chart:values-cell-range-address="Sheet3.F2:Sheet3.F9" chart:label-cell-address="Sheet3.F1:Sheet3.F1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libc virt</text:p>
                <draw:g>
                  <svg:desc>Sheet3.C1:Sheet3.C1</svg:desc>
                </draw:g>
              </table:table-cell>
              <table:table-cell office:value-type="string">
                <text:p>jemalloc virt</text:p>
                <draw:g>
                  <svg:desc>Sheet3.F1:Sheet3.F1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Sheet3.A2:Sheet3.A9</svg:desc>
                </draw:g>
              </table:table-cell>
              <table:table-cell office:value-type="float" office:value="8688404">
                <text:p>8688404</text:p>
                <draw:g>
                  <svg:desc>Sheet3.C2:Sheet3.C9</svg:desc>
                </draw:g>
              </table:table-cell>
              <table:table-cell office:value-type="float" office:value="5894984">
                <text:p>5894984</text:p>
                <draw:g>
                  <svg:desc>Sheet3.F2:Sheet3.F9</svg:desc>
                </draw:g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591252">
                <text:p>6591252</text:p>
              </table:table-cell>
              <table:table-cell office:value-type="float" office:value="5824324">
                <text:p>582432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6066964">
                <text:p>6066964</text:p>
              </table:table-cell>
              <table:table-cell office:value-type="float" office:value="5824324">
                <text:p>582432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5804820">
                <text:p>5804820</text:p>
              </table:table-cell>
              <table:table-cell office:value-type="float" office:value="5824324">
                <text:p>5824324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5673748">
                <text:p>5673748</text:p>
              </table:table-cell>
              <table:table-cell office:value-type="float" office:value="5824324">
                <text:p>5824324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5608212">
                <text:p>5608212</text:p>
              </table:table-cell>
              <table:table-cell office:value-type="float" office:value="5824324">
                <text:p>5824324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5542676">
                <text:p>5542676</text:p>
              </table:table-cell>
              <table:table-cell office:value-type="float" office:value="5824324">
                <text:p>5824324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5542676">
                <text:p>5542676</text:p>
              </table:table-cell>
              <table:table-cell office:value-type="float" office:value="5824324">
                <text:p>58243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93cm" svg:y="3.952cm" style:legend-expansion="high" chart:style-name="ch2"/>
        <chart:plot-area chart:style-name="ch3" table:cell-range-address="Sheet3.A2:Sheet3.B9 Sheet3.B1:Sheet3.B1 Sheet3.E1:Sheet3.E9" chart:data-source-has-labels="both" svg:x="0.32cm" svg:y="0.18cm" svg:width="12.753cm" svg:height="8.64cm">
          <chartooo:coordinate-region svg:x="1.867cm" svg:y="0.379cm" svg:width="11.206cm" svg:height="7.794cm"/>
          <chart:axis chart:dimension="x" chart:name="primary-x" chart:style-name="ch4" chartooo:axis-type="auto">
            <chartooo:date-scale/>
            <chart:categories table:cell-range-address="Sheet3.A2:Sheet3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3.B2:Sheet3.B9" chart:label-cell-address="Sheet3.B1:Sheet3.B1" chart:class="chart:bar">
            <chart:data-point chart:repeated="8"/>
          </chart:series>
          <chart:series chart:style-name="ch8" chart:values-cell-range-address="Sheet3.E2:Sheet3.E9" chart:label-cell-address="Sheet3.E1:Sheet3.E1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libc rss</text:p>
                <draw:g>
                  <svg:desc>Sheet3.B1:Sheet3.B1</svg:desc>
                </draw:g>
              </table:table-cell>
              <table:table-cell office:value-type="string">
                <text:p>jemalloc rss</text:p>
                <draw:g>
                  <svg:desc>Sheet3.E1:Sheet3.E1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Sheet3.A2:Sheet3.A9</svg:desc>
                </draw:g>
              </table:table-cell>
              <table:table-cell office:value-type="float" office:value="4513916">
                <text:p>4513916</text:p>
                <draw:g>
                  <svg:desc>Sheet3.B2:Sheet3.B9</svg:desc>
                </draw:g>
              </table:table-cell>
              <table:table-cell office:value-type="float" office:value="1404984">
                <text:p>1404984</text:p>
                <draw:g>
                  <svg:desc>Sheet3.E2:Sheet3.E9</svg:desc>
                </draw:g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417240">
                <text:p>2417240</text:p>
              </table:table-cell>
              <table:table-cell office:value-type="float" office:value="1402712">
                <text:p>140271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891904">
                <text:p>1891904</text:p>
              </table:table-cell>
              <table:table-cell office:value-type="float" office:value="1403540">
                <text:p>1403540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630236">
                <text:p>1630236</text:p>
              </table:table-cell>
              <table:table-cell office:value-type="float" office:value="1404148">
                <text:p>140414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499608">
                <text:p>1499608</text:p>
              </table:table-cell>
              <table:table-cell office:value-type="float" office:value="1403084">
                <text:p>1403084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433896">
                <text:p>1433896</text:p>
              </table:table-cell>
              <table:table-cell office:value-type="float" office:value="1403940">
                <text:p>1403940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400792">
                <text:p>1400792</text:p>
              </table:table-cell>
              <table:table-cell office:value-type="float" office:value="1404456">
                <text:p>1404456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384928">
                <text:p>1384928</text:p>
              </table:table-cell>
              <table:table-cell office:value-type="float" office:value="1405232">
                <text:p>14052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